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9923a" officeooo:paragraph-rsid="0009923a"/>
    </style:style>
    <style:style style:name="P2" style:family="paragraph" style:parent-style-name="Standard">
      <style:paragraph-properties fo:text-align="start" style:justify-single-word="false"/>
      <style:text-properties officeooo:rsid="0009923a" officeooo:paragraph-rsid="0009923a"/>
    </style:style>
    <style:style style:name="P3" style:family="paragraph" style:parent-style-name="Standard">
      <style:paragraph-properties fo:text-align="start" style:justify-single-word="false"/>
      <style:text-properties fo:font-weight="bold" officeooo:rsid="0009923a" officeooo:paragraph-rsid="0009923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size="10pt" officeooo:rsid="0009923a" officeooo:paragraph-rsid="000e2db3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0e2db3" style:font-size-asian="10pt" style:font-style-asian="italic" style:font-size-complex="10pt" style:font-style-complex="italic"/>
    </style:style>
    <style:style style:name="P6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119c3e" style:font-size-asian="10pt" style:font-style-asian="italic" style:font-size-complex="10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Courier New" fo:font-size="10pt" fo:font-style="italic" officeooo:rsid="000e2db3" officeooo:paragraph-rsid="0011e8dd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0e2db3" style:font-size-asian="10pt" style:font-style-asian="italic" style:font-size-complex="10pt" style:font-style-complex="italic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119c3e" style:font-size-asian="10pt" style:font-style-asian="italic" style:font-size-complex="10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Courier New" fo:font-size="10pt" fo:font-style="italic" officeooo:rsid="000e2db3" officeooo:paragraph-rsid="0010556c" style:font-size-asian="10pt" style:font-style-asian="italic" style:font-size-complex="10pt" style:font-style-complex="italic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e2db3" officeooo:paragraph-rsid="000e2db3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weight="bold" officeooo:rsid="0009923a" officeooo:paragraph-rsid="000e2db3" style:font-weight-asian="bold" style:font-weight-complex="bold"/>
    </style:style>
    <style:style style:name="T1" style:family="text">
      <style:text-properties officeooo:rsid="0009923a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137562"/>
    </style:style>
    <style:style style:name="T5" style:family="text">
      <style:text-properties officeooo:rsid="000e2db3"/>
    </style:style>
    <style:style style:name="T6" style:family="text">
      <style:text-properties officeooo:rsid="000ed9b1"/>
    </style:style>
    <style:style style:name="T7" style:family="text">
      <style:text-properties officeooo:rsid="0010556c"/>
    </style:style>
    <style:style style:name="T8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an Evans</text:p>
      <text:p text:style-name="P2">CS 6058 </text:p>
      <text:p text:style-name="P2">Data / Security and Privacy</text:p>
      <text:p text:style-name="P2">Spring 2018</text:p>
      <text:p text:style-name="P2">Homework <text:span text:style-name="T5">3</text:span></text:p>
      <text:p text:style-name="P2"/>
      <text:p text:style-name="P3">Problem 1</text:p>
      <text:p text:style-name="P5">Describe the details of the security game for Chosen-Plaintext Attacks (CPA), and formally explain what is CPA-security.</text:p>
      <text:p text:style-name="P11"/>
      <text:p text:style-name="P11">TODO</text:p>
      <text:p text:style-name="P12">Problem <text:span text:style-name="T5">2</text:span></text:p>
      <text:p text:style-name="P5">Describe what is a function family and what is a keyed function. Explain what is a Pseudo Random Function.</text:p>
      <text:p text:style-name="P4"/>
      <text:p text:style-name="P11">TODO</text:p>
      <text:p text:style-name="P12">Problem <text:span text:style-name="T5">3</text:span></text:p>
      <text:p text:style-name="P5">Assume we have a PRG G: {0,1}<text:span text:style-name="T4">m</text:span> →{0,1}<text:span text:style-name="T3">n</text:span>, and given n = 2, we <text:span text:style-name="T7">define </text:span>this PRG as follows:</text:p>
      <text:p text:style-name="P5"/>
      <text:p text:style-name="P8"><text:s text:c="2"/>x <text:s text:c="2"/>00 <text:s text:c="2"/>01 <text:s text:c="2"/>10 <text:s text:c="2"/>11</text:p>
      <text:p text:style-name="P8">G(x) 1001 0011 1101 0111</text:p>
      <text:p text:style-name="P5"/>
      <text:p text:style-name="P5">If we use GGM method to build a PRF F: {0,1}<text:span text:style-name="T3">m</text:span> →{0,1}<text:span text:style-name="T3">n</text:span> based on this PRG G, where the input of this PRF is x<text:span text:style-name="T2">1</text:span>x<text:span text:style-name="T2">2</text:span>x<text:span text:style-name="T2">3</text:span>x<text:span text:style-name="T2">4</text:span>x<text:span text:style-name="T2">5</text:span> = 01101 and key k = 01, then what is the output of F<text:span text:style-name="T2">k</text:span>(x<text:span text:style-name="T2">1</text:span>x<text:span text:style-name="T2">2</text:span>x<text:span text:style-name="T2">3</text:span>x<text:span text:style-name="T2">4</text:span>x<text:span text:style-name="T2">5</text:span>) = ??.</text:p>
      <text:p text:style-name="P4"/>
      <text:p text:style-name="P11">TODO</text:p>
      <text:p text:style-name="P12">Problem <text:span text:style-name="T6">4</text:span></text:p>
      <text:p text:style-name="P5">Given a message m = 1001111100 and a key k = 01, if initialization vector IV = 10 and each block has 2 bits,</text:p>
      <text:p text:style-name="P6">– what is the ciphertext of this message if we encrypt it with ECB mode?</text:p>
      <text:p text:style-name="P6">– what is the ciphertext of this message if we encrypt it with CBC mode?</text:p>
      <text:p text:style-name="P5">The PRF/PRP used in this block cipher is described as below.</text:p>
      <text:p text:style-name="P5"/>
      <text:p text:style-name="P9">x <text:s text:c="11"/>00 01 10 11</text:p>
      <text:p text:style-name="P9">k = 00,F<text:span text:style-name="T2">k</text:span>(x) 10 00 11 01</text:p>
      <text:p text:style-name="P9">k = 01,F<text:span text:style-name="T2">k</text:span>(x) 00 11 01 10</text:p>
      <text:p text:style-name="P9">k = 10,F<text:span text:style-name="T2">k</text:span>(x) 11 01 10 00</text:p>
      <text:p text:style-name="P9">k = 11,F<text:span text:style-name="T2">k</text:span>(x) 01 10 00 11</text:p>
      <text:p text:style-name="P4"/>
      <text:p text:style-name="P11">TODO</text:p>
      <text:p text:style-name="P12">Problem <text:span text:style-name="T6">5</text:span></text:p>
      <text:p text:style-name="P5">Given a ciphertext c = (IV,100111110011) and a key k = 10, if initialization vector IV = 100 and each block has 3 bits,</text:p>
      <text:p text:style-name="P5">– what is the message of this ciphertext if we decrypt it with CBC mode?</text:p>
      <text:p text:style-name="P5">– what is the message of this ciphertext if we decrypt it with OFB mode?</text:p>
      <text:p text:style-name="P5">The PRF/PRP used in this block cipher is described as below.</text:p>
      <text:p text:style-name="P5"/>
      <text:p text:style-name="P10">x <text:s text:c="11"/>000 001 010 011 100 101 110 111</text:p>
      <text:p text:style-name="P10">k = 00,F<text:span text:style-name="T2">k</text:span>(x) 100 010 011 101 111 000 001 110</text:p>
      <text:p text:style-name="P10">k = 01,F<text:span text:style-name="T2">k</text:span>(x) 010 011 101 111 000 001 110 100</text:p>
      <text:p text:style-name="P10">k = 10,F<text:span text:style-name="T2">k</text:span>(x) 101 111 000 001 110 100 010 011</text:p>
      <text:p text:style-name="P10">k = 11,F<text:span text:style-name="T2">k</text:span>(x) 111 101 000 001 100 110 011 010</text:p>
      <text:p text:style-name="P4"/>
      <text:p text:style-name="P11">TODO</text:p>
      <text:p text:style-name="P12">Problem <text:span text:style-name="T6">6</text:span></text:p>
      <text:p text:style-name="P5">Given a message m = 101110, a key k<text:span text:style-name="T2">1</text:span> = 10 for encryption and a key k<text:span text:style-name="T2">2</text:span> = 00 for message authentication, assume each block has 3 bits and a random initialization vector IV = 101,</text:p>
      <text:p text:style-name="P7">– compute a ciphertext and its tag using the Encrypt-then-Authenticate approach</text:p>
      <text:p text:style-name="P7">– also explain why other approaches, such as Encrypt-and-Authenticate and Authenticate-then-Encrypt, are not suitable to protect both data privacy and message authentication.</text:p>
      <text:p text:style-name="P5">The encryption algorithm uses CBC mode and the Mac generation algorithm also uses CBC mode. When we compute a tag for a ciphertext, we assume that the initialization vector IV is a part of a ciphertext. The PRF/PRP used in this block cipher is described as below.</text:p>
      <text:p text:style-name="P5"/>
      <text:p text:style-name="P10">x <text:s text:c="11"/>000 001 010 011 100 101 110 111</text:p>
      <text:p text:style-name="P10">k = 00,F<text:span text:style-name="T2">k</text:span>(x) 100 010 011 101 111 000 001 110</text:p>
      <text:p text:style-name="P10">k = 01,F<text:span text:style-name="T2">k</text:span>(x) 010 011 101 111 000 001 110 100</text:p>
      <text:p text:style-name="P10">k = 10,F<text:span text:style-name="T2">k</text:span>(x) 101 111 000 001 110 100 010 011</text:p>
      <text:p text:style-name="P10">k = 11,F<text:span text:style-name="T2">k</text:span>(x) 111 101 000 001 100 110 011 010</text:p>
      <text:p text:style-name="P4"/>
      <text:p text:style-name="P11">TODO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9923a" officeooo:paragraph-rsid="0009923a"/>
    </style:style>
    <style:style style:name="MT1" style:family="text">
      <style:text-properties officeooo:rsid="000992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Evans</text:p>
      </style:header>
      <style:footer>
        <text:p text:style-name="Footer"><text:span text:style-name="MT1">Evans </text:span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3T05:55:59.536000000</meta:creation-date>
    <dc:date>2018-02-20T15:52:55.604000000</dc:date>
    <meta:editing-duration>PT22M41S</meta:editing-duration>
    <meta:editing-cycles>11</meta:editing-cycles>
    <meta:generator>LibreOffice/5.3.5.2$Windows_X86_64 LibreOffice_project/50d9bf2b0a79cdb85a3814b592608037a682059d</meta:generator>
    <meta:document-statistic meta:table-count="0" meta:image-count="0" meta:object-count="0" meta:page-count="6" meta:paragraph-count="52" meta:word-count="519" meta:character-count="2591" meta:non-whitespace-character-count="2074"/>
  </office:meta>
</office:document-meta>
</file>